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style:font-name="sans-serif" fo:font-size="12.75pt"/>
    </style:style>
    <style:style style:name="P2" style:family="paragraph" style:parent-style-name="Standard">
      <style:text-properties fo:color="#2a6099" loext:opacity="100%" style:font-name="sans-serif" fo:font-size="12.75pt" officeooo:paragraph-rsid="00042ded"/>
    </style:style>
    <style:style style:name="P3" style:family="paragraph" style:parent-style-name="Standard">
      <style:text-properties fo:color="#2a6099" loext:opacity="100%" style:font-name="sans-serif" fo:font-size="12.75pt" officeooo:rsid="00062164" officeooo:paragraph-rsid="00062164"/>
    </style:style>
    <style:style style:name="P4" style:family="paragraph" style:parent-style-name="Standard">
      <style:text-properties style:font-name="sans-serif" fo:font-size="12.75pt"/>
    </style:style>
    <style:style style:name="P5" style:family="paragraph" style:parent-style-name="Standard">
      <style:text-properties style:font-name="sans-serif" fo:font-size="12.75pt" officeooo:paragraph-rsid="00042ded"/>
    </style:style>
    <style:style style:name="T1" style:family="text">
      <style:text-properties style:font-name="sans-serif" fo:font-size="12.75pt"/>
    </style:style>
    <style:style style:name="T2" style:family="text">
      <style:text-properties fo:color="#2a6099" loext:opacity="100%"/>
    </style:style>
    <style:style style:name="T3" style:family="text">
      <style:text-properties officeooo:rsid="000621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Простейшая программа Java состоит из:</text:span></text:p>
      <text:p text:style-name="P1">1.Минимум одного класса</text:p>
      <text:p text:style-name="P4"/>
      <text:p text:style-name="P4">2.Какой метод должен быть в классе, чтобы простейшая программа выполнилась?</text:p>
      <text:p text:style-name="P3">3. main(String[] args)</text:p>
      <text:p text:style-name="P4"/>
      <text:p text:style-name="P4">3.Вывести на экран текст в одну строку можно методом:</text:p>
      <text:p text:style-name="P4"><text:span text:style-name="T2">3.System.out.print()</text:span></text:p>
      <text:p text:style-name="P4"/>
      <text:p text:style-name="P4">4.Вывести на экран текст c переводом курсора на новую строку можно методом:</text:p>
      <text:p text:style-name="P3">4. System.out.println()</text:p>
      <text:p text:style-name="P4"/>
      <text:p text:style-name="P4">5. Можно ли вывести на экран любой объект в Java?</text:p>
      <text:p text:style-name="P4"><text:span text:style-name="T2">2. Да</text:span></text:p>
      <text:p text:style-name="P4"/>
      <text:p text:style-name="P4">6. Какой метод позволяет получить текстовое представление объекта?</text:p>
      <text:p text:style-name="P1">2. toString()</text:p>
      <text:p text:style-name="P4"/>
      <text:p text:style-name="P4">7. Почему все объекты в Java можно преобразовать в строку?</text:p>
      <text:p text:style-name="P1">3. Все классы в Java унаследованы от класса Object, который имеет метод</text:p>
      <text:p text:style-name="P1">toString(), который вызывается, когда объект нужно преобразовать к строке</text:p>
      <text:p text:style-name="P4"/>
      <text:p text:style-name="P4"><text:span text:style-name="T3">8. </text:span>Стандартный метод toString() класса Object возвращает строку, состоящую из:</text:p>
      <text:p text:style-name="P1">3. Из всего вышеперечисленного</text:p>
      <text:p text:style-name="P4"/>
      <text:p text:style-name="P4">9. Как называется объединение строк?</text:p>
      <text:p text:style-name="P1">4. Конкатенация</text:p>
      <text:p text:style-name="P4"/>
      <text:p text:style-name="P4">10. Какой из этих методов объекта типа BufferedReader позволяет считать</text:p>
      <text:p text:style-name="P4">строку с клавиатуры?</text:p>
      <text:p text:style-name="P2">4. readLine()</text:p>
      <text:p text:style-name="P5"/>
      <text:p text:style-name="P5">11. Что выведет на экран данная строка из программы?</text:p>
      <text:p text:style-name="P5">System.out.println("1 + 2 = " + 1 + 2);</text:p>
      <text:p text:style-name="P2">3. 1 + 2 = 12</text:p>
      <text:p text:style-name="P5"/>
      <text:p text:style-name="P5">12. Почему программа не скомпилируется?</text:p>
      <text:p text:style-name="P5">public class Solution {</text:p>
      <text:p text:style-name="P5"><text:tab/>public static void main(String[] args)throws Exception {</text:p>
      <text:p text:style-name="P5"><text:tab/><text:tab/>Cat cat = new Cat();</text:p>
      <text:p text:style-name="P5"><text:tab/><text:tab/>int a = 5;</text:p>
      <text:p text:style-name="P5"><text:tab/><text:tab/>String text = cat + a + "Cat is " + cat + a;</text:p>
      <text:p text:style-name="P5"><text:soft-page-break/><text:tab/>}</text:p>
      <text:p text:style-name="P5"><text:tab/>static class Cat{}</text:p>
      <text:p text:style-name="P5">}</text:p>
      <text:p text:style-name="P5"><text:span text:style-name="T2">2. При сложении объекта типа Cat с числами, автоматического преобразования к строке не произойде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4T23:10:59.463609465</meta:creation-date>
    <dc:date>2021-03-22T22:42:55.900854464</dc:date>
    <meta:editing-duration>PT14M16S</meta:editing-duration>
    <meta:editing-cycles>3</meta:editing-cycles>
    <meta:generator>LibreOffice/7.1.1.2$Linux_X86_64 LibreOffice_project/dd797d330b34196606d0870aaa694e9504402ca1</meta:generator>
    <meta:document-statistic meta:table-count="0" meta:image-count="0" meta:object-count="0" meta:page-count="2" meta:paragraph-count="35" meta:word-count="216" meta:character-count="1350" meta:non-whitespace-character-count="1160"/>
  </office:meta>
</office:document-meta>
</file>